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02cm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tyle="normal" style:font-style-asian="normal" style:font-style-complex="normal"/>
    </style:style>
    <style:style style:name="P4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7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style:font-size-asian="2pt" style:font-size-complex="2pt"/>
    </style:style>
    <style:style style:name="P10" style:family="paragraph" style:parent-style-name="Heading_20_1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{titre}</text:h>
      <text:p text:style-name="P4">[!-- BEGIN newpage --]</text:p>
      <text:p text:style-name="P3">{message}</text:p>
      <text:p text:style-name="P3">{image}</text:p>
      <text:p text:style-name="P4"/>
      <text:p text:style-name="P5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9">[!-- BEGIN csvdata2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{label_1}</text:p>
          </table:table-cell>
          <table:table-cell table:style-name="Tableau2.B1" office:value-type="string">
            <text:p text:style-name="P6">{data_1}</text:p>
          </table:table-cell>
        </table:table-row>
      </table:table>
      <text:p text:style-name="P9">[!-- END csvdata2 --]</text:p>
      <text:p text:style-name="P5">[!-- END csvdata --]</text:p>
      <text:p text:style-name="P7"/>
      <text:p text:style-name="P8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date>2013-02-15T12:34:58.65</dc:date>
    <meta:editing-cycles>70</meta:editing-cycles>
    <meta:editing-duration>PT2H7M17S</meta:editing-duration>
    <meta:document-statistic meta:table-count="2" meta:image-count="0" meta:object-count="0" meta:page-count="1" meta:paragraph-count="12" meta:word-count="36" meta:character-count="184"/>
    <meta:user-defined meta:name="Info 1"/>
    <meta:user-defined meta:name="Info 2"/>
    <meta:user-defined meta:name="Info 3"/>
    <meta:user-defined meta:name="Info 4"/>
  </office:meta>
</office:document-meta>
</file>